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2.224in" svg:y="0.6563in">
            <draw:object draw:notify-on-update-of-ranges="Sheet1.M2:Sheet1.M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2.7303in" svg:y="1.0358in">
            <draw:object draw:notify-on-update-of-ranges="Sheet1.B2:Sheet1.B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"/>
          <table:table-cell table:style-name="ce1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N2(K)</text:p>
          </table:table-cell>
          <table:table-cell table:number-columns-repeated="6"/>
          <table:table-cell table:style-name="ce1" office:value-type="float" office:value="500">
            <text:p>500</text:p>
          </table:table-cell>
          <table:table-cell table:number-columns-repeated="3"/>
          <table:table-cell office:value-type="string">
            <text:p>N1(K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"/>
          <table:table-cell table:style-name="ce1" office:value-type="float" office:value="1000">
            <text:p>1000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"/>
          <table:table-cell table:style-name="ce1" office:value-type="float" office:value="1500">
            <text:p>1500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"/>
          <table:table-cell table:style-name="ce1" office:value-type="float" office:value="2000">
            <text:p>2000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500">
            <text:p>2500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3000">
            <text:p>3000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3500">
            <text:p>3500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4000">
            <text:p>4000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4500">
            <text:p>45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5500">
            <text:p>55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6000">
            <text:p>60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6500">
            <text:p>65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7000">
            <text:p>70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7500">
            <text:p>75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8000">
            <text:p>80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8500">
            <text:p>85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9000">
            <text:p>90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9500">
            <text:p>95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0500">
            <text:p>105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1000">
            <text:p>11000</text:p>
          </table:table-cell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1500">
            <text:p>11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2000">
            <text:p>12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2500">
            <text:p>12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3000">
            <text:p>13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3500">
            <text:p>13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4000">
            <text:p>14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4500">
            <text:p>14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5000">
            <text:p>15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5500">
            <text:p>15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6000">
            <text:p>16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6500">
            <text:p>16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7000">
            <text:p>17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7500">
            <text:p>17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8000">
            <text:p>18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8500">
            <text:p>18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9000">
            <text:p>19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19500">
            <text:p>19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0000">
            <text:p>20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0500">
            <text:p>20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1000">
            <text:p>21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1500">
            <text:p>21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2000">
            <text:p>22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2500">
            <text:p>22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3000">
            <text:p>23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3500">
            <text:p>23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4000">
            <text:p>24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4500">
            <text:p>24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5000">
            <text:p>25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5500">
            <text:p>25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6000">
            <text:p>26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6500">
            <text:p>26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table:number-columns-repeated="2"/>
          <table:table-cell table:number-columns-repeated="8"/>
          <table:table-cell table:style-name="ce1" office:value-type="float" office:value="27000">
            <text:p>27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27500">
            <text:p>27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28000">
            <text:p>28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28500">
            <text:p>28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29000">
            <text:p>29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29500">
            <text:p>29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0000">
            <text:p>30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0500">
            <text:p>30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1000">
            <text:p>31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1500">
            <text:p>31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2000">
            <text:p>32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2500">
            <text:p>32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3000">
            <text:p>33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3500">
            <text:p>33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4000">
            <text:p>34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4500">
            <text:p>34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5000">
            <text:p>35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5500">
            <text:p>35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6000">
            <text:p>36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6500">
            <text:p>36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7000">
            <text:p>37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7500">
            <text:p>37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8000">
            <text:p>38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8500">
            <text:p>385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9000">
            <text:p>39000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"/>
          <table:table-cell table:style-name="ce1" office:value-type="float" office:value="39500">
            <text:p>39500</text:p>
          </table:table-cell>
          <table:table-cell table:style-name="ce1"/>
          <table:table-cell table:number-columns-repeated="3"/>
        </table:table-row>
        <table:table-row table:style-name="ro1" table:number-rows-repeated="17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Lund</meta:initial-creator>
    <meta:creation-date>2015-01-24T16:53:05</meta:creation-date>
    <dc:date>2015-01-25T17:15:53</dc:date>
    <meta:editing-duration>PT26M5S</meta:editing-duration>
    <meta:editing-cycles>3</meta:editing-cycles>
    <meta:generator>LibreOffice/3.5$Linux_X86_64 LibreOffice_project/350m1$Build-2</meta:generator>
    <meta:document-statistic meta:table-count="3" meta:cell-count="1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Sheet1.M2:Sheet1.M81" svg:x="0.77cm" svg:y="0.855cm" svg:width="11.685cm" svg:height="7.545cm">
          <chartooo:coordinate-region svg:x="1.391cm" svg:y="1.054cm" svg:width="11.015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81" chart:class="chart:line"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M2:Sheet1.M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B2:Sheet1.B81" svg:x="0.77cm" svg:y="0.855cm" svg:width="11.738cm" svg:height="7.545cm">
          <chartooo:coordinate-region svg:x="1.391cm" svg:y="1.054cm" svg:width="11.069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1" chart:class="chart:line"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